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WW8Num31"/>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coming a More Confident Caregiver </text:p>
      <text:p text:style-name="Standard"/>
      <text:p text:style-name="Standard">This is one in a series of short courses built on a framework called CARE Coaching. CARE Coaching courses provide working caregivers – both current and future – with essential tools, knowledge, and behaviors to effectively deal with a variety of issues arising from caring for older relatives or friends through application of effective coaching skills. <text:s/></text:p>
      <text:p text:style-name="Standard"/>
      <text:p text:style-name="Standard">CARE Coaching considers “real life” situations that family caregivers must often deal with (such as having conversations with aging parents about their needs and preferences for their future care, managing health information, communicating with health care providers, maneuver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to be effective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897469560" text:style-name="WW8Num31">
        <text:list-item>
          <text:list>
            <text:list-item>
              <text:p text:style-name="P1">Communicate</text:p>
            </text:list-item>
            <text:list-item>
              <text:p text:style-name="P1">Advocate</text:p>
            </text:list-item>
            <text:list-item>
              <text:p text:style-name="P1">Relate</text:p>
            </text:list-item>
            <text:list-item>
              <text:p text:style-name="P1">Encourage</text:p>
            </text:list-item>
          </text:list>
        </text:list-item>
      </text:list>
      <text:p text:style-name="Standard"/>
      <text:p text:style-name="Standard">In summary, CARE Coaching involves a method to help you as a caregiver think differently about a caregiving situation so you may better prepare and feel confident about your caregiving responsibilities and actions.</text:p>
      <text:p text:style-name="Standard"><text:s/></text:p>
      <text:p text:style-name="P2">Objectives</text:p>
      <text:p text:style-name="Standard">This course is geared towards family members who provide support or care to an older adult who may be a parent, spouse, other relative, or a significant other. Also, this course may be of help to a “future caregiver” to better prepare oneself for a future caregiving role. Whether you are now – or will be in the future – a caregiver for an older adult, it is important to understand that you are not alone. </text:p>
      <text:p text:style-name="Standard"><text:s/></text:p>
      <text:p text:style-name="Standard"><text:span text:style-name="T1">Facilitator - </text:span>Ellen Ziegemeier, MA</text:p>
      <text:p text:style-name="Standard">Ms. Ziegemeier has been facilitating online courses for Mather LifeWays Institute on Aging since 2004. She earned her Masters in Anthropology, and has worked locally and abroad - Latin America and South America for various aging services. She is fluent in English and Spanish, and has a strong passion for caregiver training.</text:p>
      <text:p text:style-name="Standard"/>
      <text:p text:style-name="Standard"><text:span text:style-name="T1">Required Materials</text:span></text:p>
      <text:p text:style-name="Standard">A reliable computer, an active email account and an internet connection. </text:p>
      <text:p text:style-name="Standard"><text:s/></text:p>
      <text:p text:style-name="P2">Participant Access</text:p>
      <text:p text:style-name="Standard">You will have access for 90 days from the date of your original enrollment.</text:p>
      <text:p text:style-name="Standard"><text:s/></text:p>
      <text:p text:style-name="P2"/>
      <text:p text:style-name="P2"/>
      <text:p text:style-name="P2"><text:soft-page-break/>Course Participation</text:p>
      <text:p text:style-name="Standard">Participation will only enhance what you get out of this online course. Please participate on a consistent basis.</text:p>
      <text:p text:style-name="Standard"><text:s/></text:p>
      <text:p text:style-name="P2">Grading</text:p>
      <text:p text:style-name="Standard">n/a </text:p>
      <text:p text:style-name="Standard"><text:s/></text:p>
      <text:p text:style-name="P2">Available Support</text:p>
      <text:p text:style-name="Standard">Please email <text:a xlink:type="simple" xlink:href="mailto:jwoodall@matherlifeways.com">jwoodall@matherlifeways.com</text:a> for support or contact <text:s/>your Facilitator via the course home page.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06T21:30:06</dc:date>
    <meta:editing-duration>PT13M36S</meta:editing-duration>
    <meta:editing-cycles>30</meta:editing-cycles>
    <meta:generator>LibreOffice/3.5$Linux_X86_64 LibreOffice_project/350m1$Build-2</meta:generator>
    <meta:document-statistic meta:table-count="0" meta:image-count="0" meta:object-count="0" meta:page-count="2" meta:paragraph-count="29" meta:word-count="444" meta:character-count="2846" meta:non-whitespace-character-count="2397"/>
  </office:meta>
</office:document-meta>
</file>